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1" svg:font-family="等线" style:font-family-generic="modern"/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47mm"/>
    </style:style>
    <style:style style:name="co2" style:family="table-column">
      <style:table-column-properties fo:break-before="auto" style:column-width="22.23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56.62mm"/>
    </style:style>
    <style:style style:name="co5" style:family="table-column">
      <style:table-column-properties fo:break-before="auto" style:column-width="51.86mm"/>
    </style:style>
    <style:style style:name="co6" style:family="table-column">
      <style:table-column-properties fo:break-before="auto" style:column-width="44.98mm"/>
    </style:style>
    <style:style style:name="co7" style:family="table-column">
      <style:table-column-properties fo:break-before="auto" style:column-width="26.19mm"/>
    </style:style>
    <style:style style:name="co8" style:family="table-column">
      <style:table-column-properties fo:break-before="auto" style:column-width="35.45mm"/>
    </style:style>
    <style:style style:name="co9" style:family="table-column">
      <style:table-column-properties fo:break-before="auto" style:column-width="50.27mm"/>
    </style:style>
    <style:style style:name="co10" style:family="table-column">
      <style:table-column-properties fo:break-before="auto" style:column-width="83.61mm"/>
    </style:style>
    <style:style style:name="co11" style:family="table-column">
      <style:table-column-properties fo:break-before="auto" style:column-width="34.4mm"/>
    </style:style>
    <style:style style:name="co12" style:family="table-column">
      <style:table-column-properties fo:break-before="auto" style:column-width="16.67mm"/>
    </style:style>
    <style:style style:name="co13" style:family="table-column">
      <style:table-column-properties fo:break-before="auto" style:column-width="45.24mm"/>
    </style:style>
    <style:style style:name="co14" style:family="table-column">
      <style:table-column-properties fo:break-before="auto" style:column-width="33.87mm"/>
    </style:style>
    <style:style style:name="co15" style:family="table-column">
      <style:table-column-properties fo:break-before="auto" style:column-width="20.37mm"/>
    </style:style>
    <style:style style:name="co16" style:family="table-column">
      <style:table-column-properties fo:break-before="auto" style:column-width="73.55mm"/>
    </style:style>
    <style:style style:name="co17" style:family="table-column">
      <style:table-column-properties fo:break-before="auto" style:column-width="80.17mm"/>
    </style:style>
    <style:style style:name="co18" style:family="table-column">
      <style:table-column-properties fo:break-before="auto" style:column-width="43.39mm"/>
    </style:style>
    <style:style style:name="co19" style:family="table-column">
      <style:table-column-properties fo:break-before="auto" style:column-width="40.75mm"/>
    </style:style>
    <style:style style:name="co20" style:family="table-column">
      <style:table-column-properties fo:break-before="auto" style:column-width="102.39mm"/>
    </style:style>
    <style:style style:name="co21" style:family="table-column">
      <style:table-column-properties fo:break-before="auto" style:column-width="86.25mm"/>
    </style:style>
    <style:style style:name="co22" style:family="table-column">
      <style:table-column-properties fo:break-before="auto" style:column-width="25.4mm"/>
    </style:style>
    <style:style style:name="co23" style:family="table-column">
      <style:table-column-properties fo:break-before="auto" style:column-width="33.6mm"/>
    </style:style>
    <style:style style:name="co24" style:family="table-column">
      <style:table-column-properties fo:break-before="auto" style:column-width="97.63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6.58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.6mm" fo:break-before="auto" style:use-optimal-row-height="true"/>
    </style:style>
    <style:style style:name="ro6" style:family="table-row">
      <style:table-row-properties style:row-height="5.01mm" fo:break-before="auto" style:use-optimal-row-height="false"/>
    </style:style>
    <style:style style:name="ta1" style:family="table" style:master-page-name="PageStyle_5f_HPB信息中心">
      <style:table-properties table:display="true" style:writing-mode="lr-tb"/>
    </style:style>
    <style:style style:name="ta2" style:family="table" style:master-page-name="PageStyle_5f_上传文件">
      <style:table-properties table:display="true" style:writing-mode="lr-tb"/>
    </style:style>
    <style:style style:name="ta3" style:family="table" style:master-page-name="PageStyle_5f_执行远程命令">
      <style:table-properties table:display="true" style:writing-mode="lr-tb"/>
    </style:style>
    <style:style style:name="ta4" style:family="table" style:master-page-name="PageStyle_5f_下载远程日志文件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1.76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等线1" fo:font-size="16pt" fo:font-style="normal" fo:text-shadow="none" style:text-underline-style="none" fo:font-weight="bold" style:font-name-asian="等线1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1.76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1.76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1.76pt solid #002060" style:rotation-align="none"/>
    </style:style>
    <style:style style:name="ce7" style:family="table-cell" style:parent-style-name="Default">
      <style:table-cell-properties style:diagonal-bl-tr="none" style:diagonal-tl-br="none" fo:border="1.76pt solid #002060" style:rotation-align="none"/>
      <style:text-properties fo:color="#ff0000" style:text-outline="false" style:text-line-through-style="none" style:text-line-through-typ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PB信息中心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1"/>
        <table:table-column table:style-name="co2" table:number-columns-repeated="1015" table:default-cell-style-name="ce1"/>
        <table:table-row table:style-name="ro1">
          <table:table-cell/>
          <table:table-cell table:style-name="ce2" office:value-type="string" calcext:value-type="string" table:number-columns-spanned="8" table:number-rows-spanned="2">
            <text:p>HPB信息中心-网络信息列表（固定IP：）</text:p>
          </table:table-cell>
          <table:covered-table-cell table:number-columns-repeated="7" table:style-name="ce2"/>
          <table:table-cell table:number-columns-repeated="1015"/>
        </table:table-row>
        <table:table-row table:style-name="ro1">
          <table:table-cell/>
          <table:covered-table-cell table:number-columns-repeated="8" table:style-name="ce2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上架位置</text:p>
          </table:table-cell>
          <table:table-cell table:style-name="ce3" office:value-type="string" calcext:value-type="string">
            <text:p>MAC地址</text:p>
          </table:table-cell>
          <table:table-cell table:style-name="ce3" office:value-type="string" calcext:value-type="string">
            <text:p>局域网IP地址</text:p>
          </table:table-cell>
          <table:table-cell table:style-name="ce3" office:value-type="string" calcext:value-type="string">
            <text:p>内部端口</text:p>
          </table:table-cell>
          <table:table-cell table:style-name="ce3" office:value-type="string" calcext:value-type="string">
            <text:p>用户名</text:p>
          </table:table-cell>
          <table:table-cell table:style-name="ce3" office:value-type="string" calcext:value-type="string">
            <text:p>密码</text:p>
          </table:table-cell>
          <table:table-cell table:style-name="ce3" office:value-type="string" calcext:value-type="string">
            <text:p>备注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柜3排</text:p>
          </table:table-cell>
          <table:table-cell table:style-name="ce3"/>
          <table:table-cell table:style-name="ce3" office:value-type="string" calcext:value-type="string">
            <text:p>192.168.1.22</text:p>
          </table:table-cell>
          <table:table-cell table:style-name="ce3" office:value-type="float" office:value="50012" calcext:value-type="float">
            <text:p>50012</text:p>
          </table:table-cell>
          <table:table-cell table:style-name="ce3" office:value-type="string" calcext:value-type="string">
            <text:p>hpb</text:p>
          </table:table-cell>
          <table:table-cell table:style-name="ce3"/>
          <table:table-cell table:style-name="ce6"/>
          <table:table-cell table:number-columns-repeated="1015"/>
        </table:table-row>
        <table:table-row table:style-name="ro2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2柜4排</text:p>
          </table:table-cell>
          <table:table-cell table:style-name="ce3"/>
          <table:table-cell table:style-name="ce5" office:value-type="string" calcext:value-type="string">
            <text:p>192.168.1.23</text:p>
          </table:table-cell>
          <table:table-cell table:style-name="ce3" office:value-type="float" office:value="50013" calcext:value-type="float">
            <text:p>50013</text:p>
          </table:table-cell>
          <table:table-cell table:style-name="ce3" office:value-type="string" calcext:value-type="string">
            <text:p>hpb</text:p>
          </table:table-cell>
          <table:table-cell table:style-name="ce3"/>
          <table:table-cell table:style-name="ce6"/>
          <table:table-cell table:number-columns-repeated="1015"/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2柜6排</text:p>
          </table:table-cell>
          <table:table-cell table:style-name="ce3"/>
          <table:table-cell table:style-name="ce3" office:value-type="string" calcext:value-type="string">
            <text:p>192.168.1.25</text:p>
          </table:table-cell>
          <table:table-cell table:style-name="ce3" office:value-type="float" office:value="50015" calcext:value-type="float">
            <text:p>50015</text:p>
          </table:table-cell>
          <table:table-cell table:style-name="ce3" office:value-type="string" calcext:value-type="string">
            <text:p>hpb</text:p>
          </table:table-cell>
          <table:table-cell table:style-name="ce3"/>
          <table:table-cell table:style-name="ce6"/>
          <table:table-cell table:number-columns-repeated="1015"/>
        </table:table-row>
        <table:table-row table:style-name="ro2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2柜8排</text:p>
          </table:table-cell>
          <table:table-cell table:style-name="ce3"/>
          <table:table-cell table:style-name="ce3" office:value-type="string" calcext:value-type="string">
            <text:p>192.168.1.27</text:p>
          </table:table-cell>
          <table:table-cell table:style-name="ce3" office:value-type="float" office:value="50017" calcext:value-type="float">
            <text:p>50017</text:p>
          </table:table-cell>
          <table:table-cell table:style-name="ce3" office:value-type="string" calcext:value-type="string">
            <text:p>hpb</text:p>
          </table:table-cell>
          <table:table-cell table:style-name="ce3"/>
          <table:table-cell table:style-name="ce7"/>
          <table:table-cell table:number-columns-repeated="1015"/>
        </table:table-row>
        <table:table-row table:style-name="ro2"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2柜9排</text:p>
          </table:table-cell>
          <table:table-cell table:style-name="ce3"/>
          <table:table-cell table:style-name="ce3" office:value-type="string" calcext:value-type="string">
            <text:p>192.168.1.28</text:p>
          </table:table-cell>
          <table:table-cell table:style-name="ce3" office:value-type="float" office:value="50018" calcext:value-type="float">
            <text:p>50018</text:p>
          </table:table-cell>
          <table:table-cell table:style-name="ce3" office:value-type="string" calcext:value-type="string">
            <text:p>hpb</text:p>
          </table:table-cell>
          <table:table-cell table:style-name="ce3"/>
          <table:table-cell table:style-name="ce6"/>
          <table:table-cell table:number-columns-repeated="1015"/>
        </table:table-row>
        <table:table-row table:style-name="ro2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2柜10排</text:p>
          </table:table-cell>
          <table:table-cell table:style-name="ce3"/>
          <table:table-cell table:style-name="ce3" office:value-type="string" calcext:value-type="string">
            <text:p>192.168.1.29</text:p>
          </table:table-cell>
          <table:table-cell table:style-name="ce3" office:value-type="float" office:value="50019" calcext:value-type="float">
            <text:p>50019</text:p>
          </table:table-cell>
          <table:table-cell table:style-name="ce3" office:value-type="string" calcext:value-type="string">
            <text:p>hpb</text:p>
          </table:table-cell>
          <table:table-cell table:style-name="ce3"/>
          <table:table-cell table:style-name="ce6"/>
          <table:table-cell table:number-columns-repeated="1015"/>
        </table:table-row>
        <table:table-row table:style-name="ro2"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3柜1排</text:p>
          </table:table-cell>
          <table:table-cell table:style-name="ce3"/>
          <table:table-cell table:style-name="ce3" office:value-type="string" calcext:value-type="string">
            <text:p>192.168.1.30</text:p>
          </table:table-cell>
          <table:table-cell table:style-name="ce3" office:value-type="float" office:value="50020" calcext:value-type="float">
            <text:p>50020</text:p>
          </table:table-cell>
          <table:table-cell table:style-name="ce3" office:value-type="string" calcext:value-type="string">
            <text:p>hpb</text:p>
          </table:table-cell>
          <table:table-cell table:style-name="ce3"/>
          <table:table-cell table:style-name="ce6"/>
          <table:table-cell table:number-columns-repeated="1015"/>
        </table:table-row>
        <table:table-row table:style-name="ro2"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3柜2排</text:p>
          </table:table-cell>
          <table:table-cell table:style-name="ce3"/>
          <table:table-cell table:style-name="ce3" office:value-type="string" calcext:value-type="string">
            <text:p>192.168.1.31</text:p>
          </table:table-cell>
          <table:table-cell table:style-name="ce3" office:value-type="float" office:value="50021" calcext:value-type="float">
            <text:p>50021</text:p>
          </table:table-cell>
          <table:table-cell table:style-name="ce3" office:value-type="string" calcext:value-type="string">
            <text:p>hpb</text:p>
          </table:table-cell>
          <table:table-cell table:style-name="ce3"/>
          <table:table-cell table:style-name="ce6"/>
          <table:table-cell table:number-columns-repeated="1015"/>
        </table:table-row>
        <table:table-row table:style-name="ro2"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3柜8排</text:p>
          </table:table-cell>
          <table:table-cell table:style-name="ce3"/>
          <table:table-cell table:style-name="ce3" office:value-type="string" calcext:value-type="string">
            <text:p>192.168.1.37</text:p>
          </table:table-cell>
          <table:table-cell table:style-name="ce3" office:value-type="float" office:value="50027" calcext:value-type="float">
            <text:p>50027</text:p>
          </table:table-cell>
          <table:table-cell table:style-name="ce3" office:value-type="string" calcext:value-type="string">
            <text:p>hpb</text:p>
          </table:table-cell>
          <table:table-cell table:style-name="ce3"/>
          <table:table-cell table:style-name="ce6"/>
          <table:table-cell table:number-columns-repeated="1015"/>
        </table:table-row>
        <table:table-row table:style-name="ro2"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3柜9排</text:p>
          </table:table-cell>
          <table:table-cell table:style-name="ce3"/>
          <table:table-cell table:style-name="ce3" office:value-type="string" calcext:value-type="string">
            <text:p>192.168.1.38</text:p>
          </table:table-cell>
          <table:table-cell table:style-name="ce3" office:value-type="float" office:value="50028" calcext:value-type="float">
            <text:p>50028</text:p>
          </table:table-cell>
          <table:table-cell table:style-name="ce3" office:value-type="string" calcext:value-type="string">
            <text:p>hpb</text:p>
          </table:table-cell>
          <table:table-cell table:style-name="ce3"/>
          <table:table-cell table:style-name="ce6"/>
          <table:table-cell table:number-columns-repeated="1015"/>
        </table:table-row>
        <table:table-row table:style-name="ro3" table:number-rows-repeated="1048533">
          <table:table-cell table:number-columns-repeated="1024"/>
        </table:table-row>
        <table:table-row table:style-name="ro4" table:number-rows-repeated="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上传文件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2" table:default-cell-style-name="ce1"/>
        <table:table-column table:style-name="co13" table:default-cell-style-name="ce1"/>
        <table:table-column table:style-name="co7" table:number-columns-repeated="1018" table:default-cell-style-name="ce1"/>
        <table:table-row table:style-name="ro5">
          <table:table-cell office:value-type="string" calcext:value-type="string">
            <text:p>#scpget/scpput/sftpget/sftpput/ssh</text:p>
          </table:table-cell>
          <table:table-cell office:value-type="string" calcext:value-type="string">
            <text:p>服务器地址</text:p>
          </table:table-cell>
          <table:table-cell office:value-type="string" calcext:value-type="string">
            <text:p>用户名</text:p>
          </table:table-cell>
          <table:table-cell office:value-type="string" calcext:value-type="string">
            <text:p>密码</text:p>
          </table:table-cell>
          <table:table-cell office:value-type="string" calcext:value-type="string">
            <text:p>端囗</text:p>
          </table:table-cell>
          <table:table-cell table:number-columns-repeated="2" office:value-type="string" calcext:value-type="string">
            <text:p>操作目录/执行命令</text:p>
          </table:table-cell>
          <table:table-cell office:value-type="string" calcext:value-type="string">
            <text:p>执行命令2</text:p>
          </table:table-cell>
          <table:table-cell office:value-type="string" calcext:value-type="string">
            <text:p>执行命令3</text:p>
          </table:table-cell>
          <table:table-cell office:value-type="string" calcext:value-type="string">
            <text:p>执行命令4</text:p>
          </table:table-cell>
          <table:table-cell office:value-type="string" calcext:value-type="string">
            <text:p>执行命令5</text:p>
          </table:table-cell>
          <table:table-cell office:value-type="string" calcext:value-type="string">
            <text:p>#上传ghpb.tar.gz文件放在/home/hpb/目录下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scppu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2" calcext:value-type="float">
            <text:p>50012</text:p>
          </table:table-cell>
          <table:table-cell office:value-type="string" calcext:value-type="string">
            <text:p>ghpb.tar.g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ppu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3" calcext:value-type="float">
            <text:p>50013</text:p>
          </table:table-cell>
          <table:table-cell office:value-type="string" calcext:value-type="string">
            <text:p>ghpb.tar.gz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cpput</text:p>
          </table:table-cell>
          <table:table-cell table:style-name="ce9" office:value-type="string" calcext:value-type="string">
            <text:p>222.128.104.75</text:p>
          </table:table-cell>
          <table:table-cell table:style-name="ce9" office:value-type="string" calcext:value-type="string">
            <text:p>hpb</text:p>
          </table:table-cell>
          <table:table-cell table:style-name="ce9" office:value-type="string" calcext:value-type="string">
            <text:p>hpb123456</text:p>
          </table:table-cell>
          <table:table-cell table:style-name="ce9" office:value-type="float" office:value="50027" calcext:value-type="float">
            <text:p>50027</text:p>
          </table:table-cell>
          <table:table-cell table:style-name="ce8" office:value-type="string" calcext:value-type="string">
            <text:p>ghpb.tar.g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ppu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5" calcext:value-type="float">
            <text:p>50015</text:p>
          </table:table-cell>
          <table:table-cell office:value-type="string" calcext:value-type="string">
            <text:p>ghpb.tar.gz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cpput</text:p>
          </table:table-cell>
          <table:table-cell table:style-name="ce9" office:value-type="string" calcext:value-type="string">
            <text:p>222.128.104.75</text:p>
          </table:table-cell>
          <table:table-cell table:style-name="ce9" office:value-type="string" calcext:value-type="string">
            <text:p>hpb</text:p>
          </table:table-cell>
          <table:table-cell table:style-name="ce9" office:value-type="string" calcext:value-type="string">
            <text:p>hpb123456</text:p>
          </table:table-cell>
          <table:table-cell table:style-name="ce9" office:value-type="float" office:value="50028" calcext:value-type="float">
            <text:p>50028</text:p>
          </table:table-cell>
          <table:table-cell table:style-name="ce8" office:value-type="string" calcext:value-type="string">
            <text:p>ghpb.tar.g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ppu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7" calcext:value-type="float">
            <text:p>50017</text:p>
          </table:table-cell>
          <table:table-cell office:value-type="string" calcext:value-type="string">
            <text:p>ghpb.tar.g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ppu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8" calcext:value-type="float">
            <text:p>50018</text:p>
          </table:table-cell>
          <table:table-cell office:value-type="string" calcext:value-type="string">
            <text:p>ghpb.tar.g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ppu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9" calcext:value-type="float">
            <text:p>50019</text:p>
          </table:table-cell>
          <table:table-cell office:value-type="string" calcext:value-type="string">
            <text:p>ghpb.tar.g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ppu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20" calcext:value-type="float">
            <text:p>50020</text:p>
          </table:table-cell>
          <table:table-cell office:value-type="string" calcext:value-type="string">
            <text:p>ghpb.tar.g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ppu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21" calcext:value-type="float">
            <text:p>50021</text:p>
          </table:table-cell>
          <table:table-cell office:value-type="string" calcext:value-type="string">
            <text:p>ghpb.tar.g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pput</text:p>
          </table:table-cell>
          <table:table-cell office:value-type="string" calcext:value-type="string">
            <text:p>结束</text:p>
          </table:table-cell>
          <table:table-cell table:style-name="Default" table:number-columns-repeated="4"/>
          <table:table-cell table:number-columns-repeated="1018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4">
          <table:table-cell office:value-type="string" calcext:value-type="string">
            <text:p>#上传ghpb文件放在/home/hpb/目录下</text:p>
          </table:table-cell>
          <table:table-cell table:style-name="Default" table:number-columns-repeated="5"/>
          <table:table-cell table:number-columns-repeated="1018"/>
        </table:table-row>
        <table:table-row table:style-name="ro6">
          <table:table-cell office:value-type="string" calcext:value-type="string">
            <text:p>scppu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2" calcext:value-type="float">
            <text:p>50012</text:p>
          </table:table-cell>
          <table:table-cell office:value-type="string" calcext:value-type="string">
            <text:p>ghp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ppu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3" calcext:value-type="float">
            <text:p>50013</text:p>
          </table:table-cell>
          <table:table-cell office:value-type="string" calcext:value-type="string">
            <text:p>ghpb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cpput</text:p>
          </table:table-cell>
          <table:table-cell table:style-name="ce9" office:value-type="string" calcext:value-type="string">
            <text:p>222.128.104.75</text:p>
          </table:table-cell>
          <table:table-cell table:style-name="ce9" office:value-type="string" calcext:value-type="string">
            <text:p>hpb</text:p>
          </table:table-cell>
          <table:table-cell table:style-name="ce9" office:value-type="string" calcext:value-type="string">
            <text:p>hpb123456</text:p>
          </table:table-cell>
          <table:table-cell table:style-name="ce9" office:value-type="float" office:value="50027" calcext:value-type="float">
            <text:p>50027</text:p>
          </table:table-cell>
          <table:table-cell office:value-type="string" calcext:value-type="string">
            <text:p>ghp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ppu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5" calcext:value-type="float">
            <text:p>50015</text:p>
          </table:table-cell>
          <table:table-cell office:value-type="string" calcext:value-type="string">
            <text:p>ghpb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cpput</text:p>
          </table:table-cell>
          <table:table-cell table:style-name="ce9" office:value-type="string" calcext:value-type="string">
            <text:p>222.128.104.75</text:p>
          </table:table-cell>
          <table:table-cell table:style-name="ce9" office:value-type="string" calcext:value-type="string">
            <text:p>hpb</text:p>
          </table:table-cell>
          <table:table-cell table:style-name="ce9" office:value-type="string" calcext:value-type="string">
            <text:p>hpb123456</text:p>
          </table:table-cell>
          <table:table-cell table:style-name="ce9" office:value-type="float" office:value="50028" calcext:value-type="float">
            <text:p>50028</text:p>
          </table:table-cell>
          <table:table-cell office:value-type="string" calcext:value-type="string">
            <text:p>ghp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ppu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7" calcext:value-type="float">
            <text:p>50017</text:p>
          </table:table-cell>
          <table:table-cell office:value-type="string" calcext:value-type="string">
            <text:p>ghp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ppu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8" calcext:value-type="float">
            <text:p>50018</text:p>
          </table:table-cell>
          <table:table-cell office:value-type="string" calcext:value-type="string">
            <text:p>ghp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ppu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9" calcext:value-type="float">
            <text:p>50019</text:p>
          </table:table-cell>
          <table:table-cell office:value-type="string" calcext:value-type="string">
            <text:p>ghp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ppu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20" calcext:value-type="float">
            <text:p>50020</text:p>
          </table:table-cell>
          <table:table-cell office:value-type="string" calcext:value-type="string">
            <text:p>ghp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ppu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21" calcext:value-type="float">
            <text:p>50021</text:p>
          </table:table-cell>
          <table:table-cell office:value-type="string" calcext:value-type="string">
            <text:p>ghp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pput</text:p>
          </table:table-cell>
          <table:table-cell office:value-type="string" calcext:value-type="string">
            <text:p>结束</text:p>
          </table:table-cell>
          <table:table-cell table:number-columns-repeated="1022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执行远程命令" table:style-name="ta3">
        <table:table-column table:style-name="co14" table:default-cell-style-name="ce1"/>
        <table:table-column table:style-name="co11" table:default-cell-style-name="ce1"/>
        <table:table-column table:style-name="co7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7" table:number-columns-repeated="1012" table:default-cell-style-name="ce1"/>
        <table:table-row table:style-name="ro5">
          <table:table-cell office:value-type="string" calcext:value-type="string">
            <text:p>#scpget/scpput/sftpget/sftpput/ssh</text:p>
          </table:table-cell>
          <table:table-cell office:value-type="string" calcext:value-type="string">
            <text:p>服务器地址</text:p>
          </table:table-cell>
          <table:table-cell office:value-type="string" calcext:value-type="string">
            <text:p>用户名</text:p>
          </table:table-cell>
          <table:table-cell office:value-type="string" calcext:value-type="string">
            <text:p>密码</text:p>
          </table:table-cell>
          <table:table-cell office:value-type="string" calcext:value-type="string">
            <text:p>端囗</text:p>
          </table:table-cell>
          <table:table-cell office:value-type="string" calcext:value-type="string">
            <text:p>操作目录/执行命令</text:p>
          </table:table-cell>
          <table:table-cell table:number-columns-repeated="3" office:value-type="string" calcext:value-type="string">
            <text:p>执行命令2</text:p>
          </table:table-cell>
          <table:table-cell office:value-type="string" calcext:value-type="string">
            <text:p>操作目录/执行命令</text:p>
          </table:table-cell>
          <table:table-cell office:value-type="string" calcext:value-type="string">
            <text:p>执行命令2</text:p>
          </table:table-cell>
          <table:table-cell office:value-type="string" calcext:value-type="string">
            <text:p>执行命令3</text:p>
          </table:table-cell>
          <table:table-cell office:value-type="string" calcext:value-type="string">
            <text:p>执行命令4</text:p>
          </table:table-cell>
          <table:table-cell office:value-type="string" calcext:value-type="string">
            <text:p>执行命令5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2" calcext:value-type="float">
            <text:p>50012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cp&amp;-rf&amp;ghpb&amp;./go-ghpb/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1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3" calcext:value-type="float">
            <text:p>50013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cp&amp;-rf&amp;ghpb&amp;./go-ghpb/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2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9" office:value-type="float" office:value="50027" calcext:value-type="float">
            <text:p>50027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cp&amp;-rf&amp;ghpb&amp;./go-ghpb/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3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5" calcext:value-type="float">
            <text:p>50015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cp&amp;-rf&amp;ghpb&amp;./go-ghpb/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4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9" office:value-type="float" office:value="50028" calcext:value-type="float">
            <text:p>50028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cp&amp;-rf&amp;ghpb&amp;./go-ghpb/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5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7" calcext:value-type="float">
            <text:p>50017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cp&amp;-rf&amp;ghpb&amp;./go-ghpb/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6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8" calcext:value-type="float">
            <text:p>50018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cp&amp;-rf&amp;ghpb&amp;./go-ghpb/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7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9" calcext:value-type="float">
            <text:p>50019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cp&amp;-rf&amp;ghpb&amp;./go-ghpb/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8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20" calcext:value-type="float">
            <text:p>50020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cp&amp;-rf&amp;ghpb&amp;./go-ghpb/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9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21" calcext:value-type="float">
            <text:p>50021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cp&amp;-rf&amp;ghpb&amp;./go-ghpb/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10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office:value-type="string" calcext:value-type="string">
            <text:p>结束</text:p>
          </table:table-cell>
          <table:table-cell table:style-name="Default" table:number-columns-repeated="12"/>
          <table:table-cell table:number-columns-repeated="1010"/>
        </table:table-row>
        <table:table-row table:style-name="ro3" table:number-rows-repeated="2">
          <table:table-cell table:style-name="Default" table:number-columns-repeated="14"/>
          <table:table-cell table:number-columns-repeated="1010"/>
        </table:table-row>
        <table:table-row table:style-name="ro6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2" calcext:value-type="float">
            <text:p>50012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rm@-rf@go-ghpb</text:p>
          </table:table-cell>
          <table:table-cell office:value-type="string" calcext:value-type="string">
            <text:p>mkdir@go-ghpb</text:p>
          </table:table-cell>
          <table:table-cell office:value-type="string" calcext:value-type="string">
            <text:p>tar@zxvf@./ghpb.tar.gz@-C@./go-ghpb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3" calcext:value-type="float">
            <text:p>50013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rm@-rf@go-ghpb</text:p>
          </table:table-cell>
          <table:table-cell office:value-type="string" calcext:value-type="string">
            <text:p>mkdir@go-ghpb</text:p>
          </table:table-cell>
          <table:table-cell office:value-type="string" calcext:value-type="string">
            <text:p>tar@zxvf@./ghpb.tar.gz@-C@./go-ghpb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9" office:value-type="float" office:value="50027" calcext:value-type="float">
            <text:p>50027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rm@-rf@go-ghpb</text:p>
          </table:table-cell>
          <table:table-cell office:value-type="string" calcext:value-type="string">
            <text:p>mkdir@go-ghpb</text:p>
          </table:table-cell>
          <table:table-cell office:value-type="string" calcext:value-type="string">
            <text:p>tar@zxvf@./ghpb.tar.gz@-C@./go-ghpb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5" calcext:value-type="float">
            <text:p>50015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rm@-rf@go-ghpb</text:p>
          </table:table-cell>
          <table:table-cell office:value-type="string" calcext:value-type="string">
            <text:p>mkdir@go-ghpb</text:p>
          </table:table-cell>
          <table:table-cell office:value-type="string" calcext:value-type="string">
            <text:p>tar@zxvf@./ghpb.tar.gz@-C@./go-ghpb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9" office:value-type="float" office:value="50028" calcext:value-type="float">
            <text:p>50028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rm@-rf@go-ghpb</text:p>
          </table:table-cell>
          <table:table-cell office:value-type="string" calcext:value-type="string">
            <text:p>mkdir@go-ghpb</text:p>
          </table:table-cell>
          <table:table-cell office:value-type="string" calcext:value-type="string">
            <text:p>tar@zxvf@./ghpb.tar.gz@-C@./go-ghpb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7" calcext:value-type="float">
            <text:p>50017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rm@-rf@go-ghpb</text:p>
          </table:table-cell>
          <table:table-cell office:value-type="string" calcext:value-type="string">
            <text:p>mkdir@go-ghpb</text:p>
          </table:table-cell>
          <table:table-cell office:value-type="string" calcext:value-type="string">
            <text:p>tar@zxvf@./ghpb.tar.gz@-C@./go-ghpb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8" calcext:value-type="float">
            <text:p>50018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rm@-rf@go-ghpb</text:p>
          </table:table-cell>
          <table:table-cell office:value-type="string" calcext:value-type="string">
            <text:p>mkdir@go-ghpb</text:p>
          </table:table-cell>
          <table:table-cell office:value-type="string" calcext:value-type="string">
            <text:p>tar@zxvf@./ghpb.tar.gz@-C@./go-ghpb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9" calcext:value-type="float">
            <text:p>50019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rm@-rf@go-ghpb</text:p>
          </table:table-cell>
          <table:table-cell office:value-type="string" calcext:value-type="string">
            <text:p>mkdir@go-ghpb</text:p>
          </table:table-cell>
          <table:table-cell office:value-type="string" calcext:value-type="string">
            <text:p>tar@zxvf@./ghpb.tar.gz@-C@./go-ghpb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20" calcext:value-type="float">
            <text:p>50020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rm@-rf@go-ghpb</text:p>
          </table:table-cell>
          <table:table-cell office:value-type="string" calcext:value-type="string">
            <text:p>mkdir@go-ghpb</text:p>
          </table:table-cell>
          <table:table-cell office:value-type="string" calcext:value-type="string">
            <text:p>tar@zxvf@./ghpb.tar.gz@-C@./go-ghpb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21" calcext:value-type="float">
            <text:p>50021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rm@-rf@go-ghpb</text:p>
          </table:table-cell>
          <table:table-cell office:value-type="string" calcext:value-type="string">
            <text:p>mkdir@go-ghpb</text:p>
          </table:table-cell>
          <table:table-cell office:value-type="string" calcext:value-type="string">
            <text:p>tar@zxvf@./ghpb.tar.gz@-C@./go-ghpb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office:value-type="string" calcext:value-type="string">
            <text:p>结束</text:p>
          </table:table-cell>
          <table:table-cell table:style-name="Default" table:number-columns-repeated="12"/>
          <table:table-cell table:number-columns-repeated="1010"/>
        </table:table-row>
        <table:table-row table:style-name="ro3">
          <table:table-cell office:value-type="string" calcext:value-type="string">
            <text:p>#数据初始化加启动</text:p>
          </table:table-cell>
          <table:table-cell table:style-name="Default" table:number-columns-repeated="13"/>
          <table:table-cell table:number-columns-repeated="1010"/>
        </table:table-row>
        <table:table-row table:style-name="ro6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2" calcext:value-type="float">
            <text:p>50012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rm@-rf@node1/data/ghpb/chaindata@@&amp;&amp;@@./ghpb@--datadir@node1/data@init@hanxiaole.json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1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3" calcext:value-type="float">
            <text:p>50013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rm@-rf@node2/data/ghpb/chaindata@@&amp;&amp;@@./ghpb@--datadir@node2/data@init@hanxiaole.json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2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9" office:value-type="float" office:value="50027" calcext:value-type="float">
            <text:p>50027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rm@-rf@node3/data/ghpb/chaindata@@&amp;&amp;@@./ghpb@--datadir@node3/data@init@hanxiaole.json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5" calcext:value-type="float">
            <text:p>50015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rm@-rf@node4/data/ghpb/chaindata@@&amp;&amp;@@./ghpb@--datadir@node4/data@init@hanxiaole.json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4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9" office:value-type="float" office:value="50028" calcext:value-type="float">
            <text:p>50028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rm@-rf@node5/data/ghpb/chaindata@@&amp;&amp;@@./ghpb@--datadir@node5/data@init@hanxiaole.json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5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7" calcext:value-type="float">
            <text:p>50017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rm@-rf@node6/data/ghpb/chaindata@@&amp;&amp;@@./ghpb@--datadir@node6/data@init@hanxiaole.json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6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8" calcext:value-type="float">
            <text:p>50018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rm@-rf@node7/data/ghpb/chaindata@@&amp;&amp;@@./ghpb@--datadir@node7/data@init@hanxiaole.json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7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9" calcext:value-type="float">
            <text:p>50019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rm@-rf@node8/data/ghpb/chaindata@@&amp;&amp;@@./ghpb@--datadir@node8/data@init@hanxiaole.json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8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20" calcext:value-type="float">
            <text:p>50020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rm@-rf@node9/data/ghpb/chaindata@@&amp;&amp;@@./ghpb@--datadir@node9/data@init@hanxiaole.json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9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21" calcext:value-type="float">
            <text:p>50021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rm@-rf@node10/data/ghpb/chaindata@@&amp;&amp;@@./ghpb@--datadir@node10/data@init@hanxiaole.json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10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sh</text:p>
          </table:table-cell>
          <table:table-cell office:value-type="string" calcext:value-type="string">
            <text:p>结束</text:p>
          </table:table-cell>
          <table:table-cell table:style-name="Default" table:number-columns-repeated="11"/>
          <table:table-cell table:number-columns-repeated="1011"/>
        </table:table-row>
        <table:table-row table:style-name="ro3">
          <table:table-cell table:style-name="Default" table:number-columns-repeated="13"/>
          <table:table-cell table:number-columns-repeated="1011"/>
        </table:table-row>
        <table:table-row table:style-name="ro3">
          <table:table-cell office:value-type="string" calcext:value-type="string">
            <text:p>#启动服务</text:p>
          </table:table-cell>
          <table:table-cell table:style-name="Default" table:number-columns-repeated="12"/>
          <table:table-cell table:number-columns-repeated="1011"/>
        </table:table-row>
        <table:table-row table:style-name="ro6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2" calcext:value-type="float">
            <text:p>50012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1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3" calcext:value-type="float">
            <text:p>50013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2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9" office:value-type="float" office:value="50027" calcext:value-type="float">
            <text:p>50027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5" calcext:value-type="float">
            <text:p>50015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4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9" office:value-type="float" office:value="50028" calcext:value-type="float">
            <text:p>50028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5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7" calcext:value-type="float">
            <text:p>50017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6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8" calcext:value-type="float">
            <text:p>50018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7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9" calcext:value-type="float">
            <text:p>50019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8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20" calcext:value-type="float">
            <text:p>50020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9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21" calcext:value-type="float">
            <text:p>50021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nohup</text:p>
          </table:table-cell>
          <table:table-cell table:style-name="ce11" office:value-type="string" calcext:value-type="string">
            <text:p>./10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sh</text:p>
          </table:table-cell>
          <table:table-cell office:value-type="string" calcext:value-type="string">
            <text:p>结束</text:p>
          </table:table-cell>
          <table:table-cell table:style-name="Default" table:number-columns-repeated="10"/>
          <table:table-cell table:number-columns-repeated="1012"/>
        </table:table-row>
        <table:table-row table:style-name="ro3">
          <table:table-cell table:style-name="Default" table:number-columns-repeated="12"/>
          <table:table-cell table:number-columns-repeated="1012"/>
        </table:table-row>
        <table:table-row table:style-name="ro5">
          <table:table-cell office:value-type="string" calcext:value-type="string">
            <text:p>#停止服务</text:p>
          </table:table-cell>
          <table:table-cell table:style-name="Default"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2" calcext:value-type="float">
            <text:p>50012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3" calcext:value-type="float">
            <text:p>50013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9" office:value-type="float" office:value="50027" calcext:value-type="float">
            <text:p>50027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5" calcext:value-type="float">
            <text:p>50015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9" office:value-type="float" office:value="50028" calcext:value-type="float">
            <text:p>50028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7" calcext:value-type="float">
            <text:p>50017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8" calcext:value-type="float">
            <text:p>50018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9" calcext:value-type="float">
            <text:p>50019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20" calcext:value-type="float">
            <text:p>50020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21" calcext:value-type="float">
            <text:p>50021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illall@ghpb@&amp;&amp;@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ssh</text:p>
          </table:table-cell>
          <table:table-cell office:value-type="string" calcext:value-type="string">
            <text:p>结束</text:p>
          </table:table-cell>
          <table:table-cell table:style-name="Default" table:number-columns-repeated="10"/>
          <table:table-cell table:number-columns-repeated="1012"/>
        </table:table-row>
        <table:table-row table:style-name="ro3" table:number-rows-repeated="2">
          <table:table-cell table:style-name="Default" table:number-columns-repeated="12"/>
          <table:table-cell table:number-columns-repeated="1012"/>
        </table:table-row>
        <table:table-row table:style-name="ro3">
          <table:table-cell table:style-name="Default"/>
          <table:table-cell table:style-name="ce3" table:number-columns-repeated="4"/>
          <table:table-cell table:style-name="Default" table:number-columns-repeated="7"/>
          <table:table-cell table:number-columns-repeated="1012"/>
        </table:table-row>
        <table:table-row table:style-name="ro3">
          <table:table-cell table:style-name="Default" table:number-columns-repeated="12"/>
          <table:table-cell table:number-columns-repeated="1012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2" calcext:value-type="float">
            <text:p>50012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mv@/home/hpb/go-ghpb/devshell@/home/hpb/go-ghpb/cjshell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3" calcext:value-type="float">
            <text:p>50013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mv@/home/hpb/go-ghpb/devshell@/home/hpb/go-ghpb/cjshell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9" office:value-type="float" office:value="50027" calcext:value-type="float">
            <text:p>50027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mv@/home/hpb/go-ghpb/devshell@/home/hpb/go-ghpb/cjshell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5" calcext:value-type="float">
            <text:p>50015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mv@/home/hpb/go-ghpb/devshell@/home/hpb/go-ghpb/cjshell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9" office:value-type="float" office:value="50028" calcext:value-type="float">
            <text:p>50028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mv@/home/hpb/go-ghpb/devshell@/home/hpb/go-ghpb/cjshell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7" calcext:value-type="float">
            <text:p>50017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mv@/home/hpb/go-ghpb/devshell@/home/hpb/go-ghpb/cjshell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8" calcext:value-type="float">
            <text:p>50018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mv@/home/hpb/go-ghpb/devshell@/home/hpb/go-ghpb/cjshell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9" calcext:value-type="float">
            <text:p>50019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mv@/home/hpb/go-ghpb/devshell@/home/hpb/go-ghpb/cjshell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20" calcext:value-type="float">
            <text:p>50020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mv@/home/hpb/go-ghpb/devshell@/home/hpb/go-ghpb/cjshell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21" calcext:value-type="float">
            <text:p>50021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mv@/home/hpb/go-ghpb/devshell@/home/hpb/go-ghpb/cjshell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ssh</text:p>
          </table:table-cell>
          <table:table-cell office:value-type="string" calcext:value-type="string">
            <text:p>结束</text:p>
          </table:table-cell>
          <table:table-cell table:style-name="Default" table:number-columns-repeated="10"/>
          <table:table-cell table:number-columns-repeated="1012"/>
        </table:table-row>
        <table:table-row table:style-name="ro3">
          <table:table-cell table:style-name="Default" table:number-columns-repeated="12"/>
          <table:table-cell table:number-columns-repeated="1012"/>
        </table:table-row>
        <table:table-row table:style-name="ro3">
          <table:table-cell office:value-type="string" calcext:value-type="string">
            <text:p>#依次控制远程服务器，执行算定义命令后，可手工介入远程服务器</text:p>
          </table:table-cell>
          <table:table-cell table:style-name="Default"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sshinterac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2" calcext:value-type="float">
            <text:p>50012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hptail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sshinterac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3" calcext:value-type="float">
            <text:p>50013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hptail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sshinterac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9" office:value-type="float" office:value="50027" calcext:value-type="float">
            <text:p>50027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hptail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sshinterac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5" calcext:value-type="float">
            <text:p>50015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hptail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sshinterac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9" office:value-type="float" office:value="50028" calcext:value-type="float">
            <text:p>50028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hptail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sshinterac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7" calcext:value-type="float">
            <text:p>50017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hptail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sshinterac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8" calcext:value-type="float">
            <text:p>50018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hptail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sshinterac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9" calcext:value-type="float">
            <text:p>50019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hptail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sshinterac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20" calcext:value-type="float">
            <text:p>50020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hptail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sshinterac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21" calcext:value-type="float">
            <text:p>50021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ss@-tan</text:p>
          </table:table-cell>
          <table:table-cell office:value-type="string" calcext:value-type="string">
            <text:p>cd@/home/hpb/go-ghpb/testnode/hptail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sshinteract</text:p>
          </table:table-cell>
          <table:table-cell office:value-type="string" calcext:value-type="string">
            <text:p>结束</text:p>
          </table:table-cell>
          <table:table-cell table:style-name="Default" table:number-columns-repeated="10"/>
          <table:table-cell table:number-columns-repeated="1012"/>
        </table:table-row>
        <table:table-row table:style-name="ro3">
          <table:table-cell office:value-type="string" calcext:value-type="string">
            <text:p>#更新最新ghpb</text:p>
          </table:table-cell>
          <table:table-cell table:style-name="Default" table:number-columns-repeated="11"/>
          <table:table-cell table:number-columns-repeated="1012"/>
        </table:table-row>
        <table:table-row table:style-name="ro5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2" calcext:value-type="float">
            <text:p>50012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<text:a xlink:href="mailto:killall@ghpb" xlink:type="simple">killall@ghpb</text:a></text:p>
          </table:table-cell>
          <table:table-cell table:style-name="ce10" office:value-type="string" calcext:value-type="string">
            <text:p>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ps@-ef|grep@iperf3</text:p>
          </table:table-cell>
          <table:table-cell office:value-type="string" calcext:value-type="string">
            <text:p>cp@/home/hpb/ghpb@/home/hpb/go-ghpb/ghpb</text:p>
          </table:table-cell>
          <table:table-cell office:value-type="string" calcext:value-type="string">
            <text:p>ls@-ltrh@/home/hpb/go-ghpb/ghpb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3" calcext:value-type="float">
            <text:p>50013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<text:a xlink:href="mailto:killall@ghpb" xlink:type="simple">killall@ghpb</text:a></text:p>
          </table:table-cell>
          <table:table-cell table:style-name="ce10" office:value-type="string" calcext:value-type="string">
            <text:p>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ps@-ef|grep@iperf3</text:p>
          </table:table-cell>
          <table:table-cell office:value-type="string" calcext:value-type="string">
            <text:p>cp@/home/hpb/ghpb@/home/hpb/go-ghpb/ghpb</text:p>
          </table:table-cell>
          <table:table-cell office:value-type="string" calcext:value-type="string">
            <text:p>ls@-ltrh@/home/hpb/go-ghpb/ghpb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9" office:value-type="float" office:value="50027" calcext:value-type="float">
            <text:p>50027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<text:a xlink:href="mailto:killall@ghpb" xlink:type="simple">killall@ghpb</text:a></text:p>
          </table:table-cell>
          <table:table-cell table:style-name="ce10" office:value-type="string" calcext:value-type="string">
            <text:p>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ps@-ef|grep@iperf3</text:p>
          </table:table-cell>
          <table:table-cell office:value-type="string" calcext:value-type="string">
            <text:p>cp@/home/hpb/ghpb@/home/hpb/go-ghpb/ghpb</text:p>
          </table:table-cell>
          <table:table-cell office:value-type="string" calcext:value-type="string">
            <text:p>ls@-ltrh@/home/hpb/go-ghpb/ghpb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5" calcext:value-type="float">
            <text:p>50015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<text:a xlink:href="mailto:killall@ghpb" xlink:type="simple">killall@ghpb</text:a></text:p>
          </table:table-cell>
          <table:table-cell table:style-name="ce10" office:value-type="string" calcext:value-type="string">
            <text:p>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ps@-ef|grep@iperf3</text:p>
          </table:table-cell>
          <table:table-cell office:value-type="string" calcext:value-type="string">
            <text:p>cp@/home/hpb/ghpb@/home/hpb/go-ghpb/ghpb</text:p>
          </table:table-cell>
          <table:table-cell office:value-type="string" calcext:value-type="string">
            <text:p>ls@-ltrh@/home/hpb/go-ghpb/ghpb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9" office:value-type="float" office:value="50028" calcext:value-type="float">
            <text:p>50028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<text:a xlink:href="mailto:killall@ghpb" xlink:type="simple">killall@ghpb</text:a></text:p>
          </table:table-cell>
          <table:table-cell table:style-name="ce10" office:value-type="string" calcext:value-type="string">
            <text:p>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ps@-ef|grep@iperf3</text:p>
          </table:table-cell>
          <table:table-cell office:value-type="string" calcext:value-type="string">
            <text:p>cp@/home/hpb/ghpb@/home/hpb/go-ghpb/ghpb</text:p>
          </table:table-cell>
          <table:table-cell office:value-type="string" calcext:value-type="string">
            <text:p>ls@-ltrh@/home/hpb/go-ghpb/ghpb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7" calcext:value-type="float">
            <text:p>50017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<text:a xlink:href="mailto:killall@ghpb" xlink:type="simple">killall@ghpb</text:a></text:p>
          </table:table-cell>
          <table:table-cell table:style-name="ce10" office:value-type="string" calcext:value-type="string">
            <text:p>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ps@-ef|grep@iperf3</text:p>
          </table:table-cell>
          <table:table-cell office:value-type="string" calcext:value-type="string">
            <text:p>cp@/home/hpb/ghpb@/home/hpb/go-ghpb/ghpb</text:p>
          </table:table-cell>
          <table:table-cell office:value-type="string" calcext:value-type="string">
            <text:p>ls@-ltrh@/home/hpb/go-ghpb/ghpb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8" calcext:value-type="float">
            <text:p>50018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<text:a xlink:href="mailto:killall@ghpb" xlink:type="simple">killall@ghpb</text:a></text:p>
          </table:table-cell>
          <table:table-cell table:style-name="ce10" office:value-type="string" calcext:value-type="string">
            <text:p>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ps@-ef|grep@iperf3</text:p>
          </table:table-cell>
          <table:table-cell office:value-type="string" calcext:value-type="string">
            <text:p>cp@/home/hpb/ghpb@/home/hpb/go-ghpb/ghpb</text:p>
          </table:table-cell>
          <table:table-cell office:value-type="string" calcext:value-type="string">
            <text:p>ls@-ltrh@/home/hpb/go-ghpb/ghpb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9" calcext:value-type="float">
            <text:p>50019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<text:a xlink:href="mailto:killall@ghpb" xlink:type="simple">killall@ghpb</text:a></text:p>
          </table:table-cell>
          <table:table-cell table:style-name="ce10" office:value-type="string" calcext:value-type="string">
            <text:p>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ps@-ef|grep@iperf3</text:p>
          </table:table-cell>
          <table:table-cell office:value-type="string" calcext:value-type="string">
            <text:p>cp@/home/hpb/ghpb@/home/hpb/go-ghpb/ghpb</text:p>
          </table:table-cell>
          <table:table-cell office:value-type="string" calcext:value-type="string">
            <text:p>ls@-ltrh@/home/hpb/go-ghpb/ghpb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20" calcext:value-type="float">
            <text:p>50020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<text:a xlink:href="mailto:killall@ghpb" xlink:type="simple">killall@ghpb</text:a></text:p>
          </table:table-cell>
          <table:table-cell table:style-name="ce10" office:value-type="string" calcext:value-type="string">
            <text:p>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ps@-ef|grep@iperf3</text:p>
          </table:table-cell>
          <table:table-cell office:value-type="string" calcext:value-type="string">
            <text:p>cp@/home/hpb/ghpb@/home/hpb/go-ghpb/ghpb</text:p>
          </table:table-cell>
          <table:table-cell office:value-type="string" calcext:value-type="string">
            <text:p>ls@-ltrh@/home/hpb/go-ghpb/ghpb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sh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21" calcext:value-type="float">
            <text:p>50021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<text:a xlink:href="mailto:killall@ghpb" xlink:type="simple">killall@ghpb</text:a></text:p>
          </table:table-cell>
          <table:table-cell table:style-name="ce10" office:value-type="string" calcext:value-type="string">
            <text:p>killall@iperf3</text:p>
          </table:table-cell>
          <table:table-cell office:value-type="string" calcext:value-type="string">
            <text:p>ps@-ef|grep@ghpb</text:p>
          </table:table-cell>
          <table:table-cell office:value-type="string" calcext:value-type="string">
            <text:p>ps@-ef|grep@iperf3</text:p>
          </table:table-cell>
          <table:table-cell office:value-type="string" calcext:value-type="string">
            <text:p>cp@/home/hpb/ghpb@/home/hpb/go-ghpb/ghpb</text:p>
          </table:table-cell>
          <table:table-cell office:value-type="string" calcext:value-type="string">
            <text:p>ls@-ltrh@/home/hpb/go-ghpb/ghpb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sh</text:p>
          </table:table-cell>
          <table:table-cell office:value-type="string" calcext:value-type="string">
            <text:p>结束</text:p>
          </table:table-cell>
          <table:table-cell table:number-columns-repeated="1022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下载远程日志文件" table:style-name="ta4">
        <table:table-column table:style-name="co22" table:default-cell-style-name="ce1"/>
        <table:table-column table:style-name="co23" table:default-cell-style-name="ce1"/>
        <table:table-column table:style-name="co22" table:number-columns-repeated="3" table:default-cell-style-name="ce1"/>
        <table:table-column table:style-name="co24" table:default-cell-style-name="ce1"/>
        <table:table-column table:style-name="co22" table:number-columns-repeated="1018" table:default-cell-style-name="ce1"/>
        <table:table-row table:style-name="ro3">
          <table:table-cell office:value-type="string" calcext:value-type="string">
            <text:p>scpge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2" calcext:value-type="float">
            <text:p>50012</text:p>
          </table:table-cell>
          <table:table-cell table:style-name="ce10" office:value-type="string" calcext:value-type="string">
            <text:p>/home/hpb/go-ghpb/testnode/logs/hpnode1</text:p>
          </table:table-cell>
          <table:table-cell office:value-type="string" calcext:value-type="string">
            <text:p>hpnodelo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pge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3" calcext:value-type="float">
            <text:p>50013</text:p>
          </table:table-cell>
          <table:table-cell table:style-name="ce10" office:value-type="string" calcext:value-type="string">
            <text:p>/home/hpb/go-ghpb/testnode/logs/hpnode2</text:p>
          </table:table-cell>
          <table:table-cell office:value-type="string" calcext:value-type="string">
            <text:p>hpnodelo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pge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9" office:value-type="float" office:value="50027" calcext:value-type="float">
            <text:p>50027</text:p>
          </table:table-cell>
          <table:table-cell table:style-name="ce10" office:value-type="string" calcext:value-type="string">
            <text:p>/home/hpb/go-ghpb/testnode/logs/hpnode3</text:p>
          </table:table-cell>
          <table:table-cell office:value-type="string" calcext:value-type="string">
            <text:p>hpnodelo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pge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5" calcext:value-type="float">
            <text:p>50015</text:p>
          </table:table-cell>
          <table:table-cell table:style-name="ce10" office:value-type="string" calcext:value-type="string">
            <text:p>/home/hpb/go-ghpb/testnode/logs/hpnode4</text:p>
          </table:table-cell>
          <table:table-cell office:value-type="string" calcext:value-type="string">
            <text:p>hpnodelo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pge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9" office:value-type="float" office:value="50028" calcext:value-type="float">
            <text:p>50028</text:p>
          </table:table-cell>
          <table:table-cell table:style-name="ce10" office:value-type="string" calcext:value-type="string">
            <text:p>/home/hpb/go-ghpb/testnode/logs/hpnode5</text:p>
          </table:table-cell>
          <table:table-cell office:value-type="string" calcext:value-type="string">
            <text:p>hpnodelo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pge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7" calcext:value-type="float">
            <text:p>50017</text:p>
          </table:table-cell>
          <table:table-cell table:style-name="ce10" office:value-type="string" calcext:value-type="string">
            <text:p>/home/hpb/go-ghpb/testnode/logs/hpnode6</text:p>
          </table:table-cell>
          <table:table-cell office:value-type="string" calcext:value-type="string">
            <text:p>hpnodelo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pge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8" calcext:value-type="float">
            <text:p>50018</text:p>
          </table:table-cell>
          <table:table-cell table:style-name="ce10" office:value-type="string" calcext:value-type="string">
            <text:p>/home/hpb/go-ghpb/testnode/logs/hpnode7</text:p>
          </table:table-cell>
          <table:table-cell office:value-type="string" calcext:value-type="string">
            <text:p>hpnodelo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pge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19" calcext:value-type="float">
            <text:p>50019</text:p>
          </table:table-cell>
          <table:table-cell table:style-name="ce10" office:value-type="string" calcext:value-type="string">
            <text:p>/home/hpb/go-ghpb/testnode/logs/hpnode8</text:p>
          </table:table-cell>
          <table:table-cell office:value-type="string" calcext:value-type="string">
            <text:p>hpnodelo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pge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20" calcext:value-type="float">
            <text:p>50020</text:p>
          </table:table-cell>
          <table:table-cell table:style-name="ce10" office:value-type="string" calcext:value-type="string">
            <text:p>/home/hpb/go-ghpb/testnode/logs/hpnode9</text:p>
          </table:table-cell>
          <table:table-cell office:value-type="string" calcext:value-type="string">
            <text:p>hpnodelo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pget</text:p>
          </table:table-cell>
          <table:table-cell table:style-name="ce3" office:value-type="string" calcext:value-type="string">
            <text:p>222.128.104.75</text:p>
          </table:table-cell>
          <table:table-cell table:style-name="ce3" office:value-type="string" calcext:value-type="string">
            <text:p>hpb</text:p>
          </table:table-cell>
          <table:table-cell table:style-name="ce3" office:value-type="string" calcext:value-type="string">
            <text:p>hpb123456</text:p>
          </table:table-cell>
          <table:table-cell table:style-name="ce3" office:value-type="float" office:value="50021" calcext:value-type="float">
            <text:p>50021</text:p>
          </table:table-cell>
          <table:table-cell table:style-name="ce10" office:value-type="string" calcext:value-type="string">
            <text:p>/home/hpb/go-ghpb/testnode/logs/hpnode10</text:p>
          </table:table-cell>
          <table:table-cell office:value-type="string" calcext:value-type="string">
            <text:p>hpnodelo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pget</text:p>
          </table:table-cell>
          <table:table-cell office:value-type="string" calcext:value-type="string">
            <text:p>结束</text:p>
          </table:table-cell>
          <table:table-cell table:number-columns-repeated="1022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1" svg:font-family="等线" style:font-family-generic="modern"/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6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6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18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19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19P0"/>
    </number:number-style>
    <number:date-style style:name="N10120" number:language="zh" number:country="CN">
      <number:year number:style="long"/>
      <number:text>-</number:text>
      <number:month/>
      <number:text>-</number:text>
      <number:day/>
    </number:date-style>
    <number:date-style style:name="N10121" number:language="zh" number:country="CN">
      <number:day/>
      <number:text>-</number:text>
      <number:month number:textual="true"/>
      <number:text>-</number:text>
      <number:year/>
    </number:date-style>
    <number:date-style style:name="N10122" number:language="zh" number:country="CN">
      <number:day/>
      <number:text>-</number:text>
      <number:month number:textual="true"/>
    </number:date-style>
    <number:date-style style:name="N10123" number:language="zh" number:country="CN">
      <number:month number:textual="true"/>
      <number:text>-</number:text>
      <number:year/>
    </number:date-style>
    <number:time-style style:name="N10124" number:language="zh" number:country="CN">
      <number:hours/>
      <number:text>:</number:text>
      <number:minutes number:style="long"/>
      <number:text> </number:text>
      <number:am-pm/>
    </number:time-style>
    <number:time-style style:name="N10125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zh" number:country="CN">
      <number:hours/>
      <number:text>:</number:text>
      <number:minutes number:style="long"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8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0129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29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30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31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32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zh" number:country="CN">
      <number:month/>
      <number:text>-</number:text>
      <number:day/>
      <number:text>-</number:text>
      <number:year/>
    </number:date-style>
    <number:time-style style:name="N10134" number:language="zh" number:country="CN">
      <number:hours/>
      <number:text>时</number:text>
      <number:minutes number:style="long"/>
      <number:text>分</number:text>
    </number:time-style>
    <number:time-style style:name="N10135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6" number:language="zh" number:country="CN">
      <number:am-pm/>
      <number:hours/>
      <number:text>时</number:text>
      <number:minutes number:style="long"/>
      <number:text>分</number:text>
    </number:time-style>
    <number:time-style style:name="N10137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8P0" style:volatile="true" number:language="zh" number:country="CN">
      <number:number number:decimal-places="0" loext:min-decimal-places="0" number:min-integer-digits="1" number:grouping="true"/>
    </number:number-style>
    <number:number-style style:name="N10138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CN">
      <number:number number:decimal-places="0" loext:min-decimal-places="0" number:min-integer-digits="1" number:grouping="true"/>
    </number:number-style>
    <number:number-style style:name="N10139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zh" number:country="CN">
      <number:number number:decimal-places="2" loext:min-decimal-places="2" number:min-integer-digits="1" number:grouping="true"/>
    </number:number-style>
    <number:number-style style:name="N10140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zh" number:country="CN">
      <number:number number:decimal-places="2" loext:min-decimal-places="2" number:min-integer-digits="1" number:grouping="true"/>
    </number:number-style>
    <number:number-style style:name="N10141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CN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2P2" style:volatile="true" number:language="zh" number:country="CN">
      <loext:text> </loext:text>
      <loext:fill-character> </loext:fill-character>
      <number:text>- </number:text>
    </number:number-style>
    <number:text-style style:name="N10142" number:language="zh" number:country="CN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3P2" style:volatile="true" number:language="zh" number:country="CN">
      <loext:text> ￥</loext:text>
      <loext:fill-character> </loext:fill-character>
      <number:text>- </number:text>
    </number:number-style>
    <number:text-style style:name="N10143" number:language="zh" number:country="CN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zh" number:country="CN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zh" number:country="CN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4P2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zh" number:country="CN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5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zh" number:country="CN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middle"/>
      <style:text-properties fo:color="#000000" style:font-name="等线" fo:font-family="等线" style:font-family-generic="swiss" fo:font-size="11pt" style:font-name-asian="等线" style:font-family-asian="等线" style:font-family-generic-asian="swiss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HPB信息中心" style:display-name="PageStyle_HPB信息中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执行远程命令" style:display-name="PageStyle_执行远程命令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页 </text:span><text:span text:style-name="MT1"><text:page-number>1</text:page-number></text:span></text:p>
      </style:footer>
      <style:footer-left style:display="false"/>
    </style:master-page>
    <style:master-page style:name="PageStyle_5f_下载远程日志文件" style:display-name="PageStyle_下载远程日志文件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页 </text:span><text:span text:style-name="MT1"><text:page-number>1</text:page-number></text:span></text:p>
      </style:footer>
      <style:footer-left style:display="false"/>
    </style:master-page>
    <style:master-page style:name="PageStyle_5f_上传文件" style:display-name="PageStyle_上传文件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页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04:04:33</meta:creation-date>
    <meta:initial-creator>ThinkPad</meta:initial-creator>
    <dc:language>zh-CN</dc:language>
    <dc:date>2018-08-30T14:53:53</dc:date>
    <meta:editing-cycles>15</meta:editing-cycles>
    <meta:editing-duration>PT1H49M</meta:editing-duration>
    <meta:generator>LibreOffice/5.1.6.2$Linux_X86_64 LibreOffice_project/10m0$Build-2</meta:generator>
    <meta:document-statistic meta:table-count="4" meta:cell-count="118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